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8pt"/>
    </style:style>
    <style:style style:name="co2" style:family="table-column">
      <style:table-column-properties fo:break-before="auto" style:column-width="59.75pt"/>
    </style:style>
    <style:style style:name="co3" style:family="table-column">
      <style:table-column-properties fo:break-before="auto" style:column-width="283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Lampiran">
      <style:table-properties table:display="true" style:writing-mode="lr-tb"/>
    </style:style>
    <style:style style:name="ce1" style:family="table-cell" style:parent-style-name="Default" style:data-style-name="N125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 style:data-style-name="N125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ext-properties style:font-name="Liberation Sans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mpira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0" table:default-cell-style-name="ce2"/>
        <table:table-column table:style-name="co4" table:default-cell-style-name="ce5"/>
        <table:table-row table:style-name="ro1">
          <table:table-cell table:style-name="ce1" office:value-type="string" calcext:value-type="string">
            <text:p>ADRO</text:p>
          </table:table-cell>
          <table:table-cell table:style-name="ce1" table:formula="of:=CONCATENATE([.A1];&quot;.JK&quot;)" office:value-type="string" office:string-value="ADRO.JK" calcext:value-type="string">
            <text:p>ADRO.JK</text:p>
          </table:table-cell>
          <table:table-cell table:style-name="ce4" office:value-type="string" calcext:value-type="string">
            <text:p>Adaro Energy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KRA</text:p>
          </table:table-cell>
          <table:table-cell table:style-name="ce1" table:formula="of:=CONCATENATE([.A2];&quot;.JK&quot;)" office:value-type="string" office:string-value="AKRA.JK" calcext:value-type="string">
            <text:p>AKRA.JK</text:p>
          </table:table-cell>
          <table:table-cell table:style-name="ce4" office:value-type="string" calcext:value-type="string">
            <text:p>AKR Corporindo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NTM</text:p>
          </table:table-cell>
          <table:table-cell table:style-name="ce1" table:formula="of:=CONCATENATE([.A3];&quot;.JK&quot;)" office:value-type="string" office:string-value="ANTM.JK" calcext:value-type="string">
            <text:p>ANTM.JK</text:p>
          </table:table-cell>
          <table:table-cell table:style-name="ce1" office:value-type="string" calcext:value-type="string">
            <text:p>Aneka Tambang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SII</text:p>
          </table:table-cell>
          <table:table-cell table:style-name="ce1" table:formula="of:=CONCATENATE([.A4];&quot;.JK&quot;)" office:value-type="string" office:string-value="ASII.JK" calcext:value-type="string">
            <text:p>ASII.JK</text:p>
          </table:table-cell>
          <table:table-cell table:style-name="ce1" office:value-type="string" calcext:value-type="string">
            <text:p>Astra International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RPT</text:p>
          </table:table-cell>
          <table:table-cell table:style-name="ce1" table:formula="of:=CONCATENATE([.A5];&quot;.JK&quot;)" office:value-type="string" office:string-value="BRPT.JK" calcext:value-type="string">
            <text:p>BRPT.JK</text:p>
          </table:table-cell>
          <table:table-cell table:style-name="ce1" office:value-type="string" calcext:value-type="string">
            <text:p>Barito Pacific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SDE</text:p>
          </table:table-cell>
          <table:table-cell table:style-name="ce1" table:formula="of:=CONCATENATE([.A6];&quot;.JK&quot;)" office:value-type="string" office:string-value="BSDE.JK" calcext:value-type="string">
            <text:p>BSDE.JK</text:p>
          </table:table-cell>
          <table:table-cell table:style-name="ce1" office:value-type="string" calcext:value-type="string">
            <text:p>Bumi Serpong Damai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TPS</text:p>
          </table:table-cell>
          <table:table-cell table:style-name="ce1" table:formula="of:=CONCATENATE([.A7];&quot;.JK&quot;)" office:value-type="string" office:string-value="BTPS.JK" calcext:value-type="string">
            <text:p>BTPS.JK</text:p>
          </table:table-cell>
          <table:table-cell table:style-name="ce1" office:value-type="string" calcext:value-type="string">
            <text:p>Bank Tabungan Pensiunan Nasional Syariah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PIN</text:p>
          </table:table-cell>
          <table:table-cell table:style-name="ce1" table:formula="of:=CONCATENATE([.A8];&quot;.JK&quot;)" office:value-type="string" office:string-value="CPIN.JK" calcext:value-type="string">
            <text:p>CPIN.JK</text:p>
          </table:table-cell>
          <table:table-cell table:style-name="ce1" office:value-type="string" calcext:value-type="string">
            <text:p>Charoen Pokphand Indonesi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TRA</text:p>
          </table:table-cell>
          <table:table-cell table:style-name="ce1" table:formula="of:=CONCATENATE([.A9];&quot;.JK&quot;)" office:value-type="string" office:string-value="CTRA.JK" calcext:value-type="string">
            <text:p>CTRA.JK</text:p>
          </table:table-cell>
          <table:table-cell table:style-name="ce1" office:value-type="string" calcext:value-type="string">
            <text:p>Ciputra Development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RAA</text:p>
          </table:table-cell>
          <table:table-cell table:style-name="ce1" table:formula="of:=CONCATENATE([.A10];&quot;.JK&quot;)" office:value-type="string" office:string-value="ERAA.JK" calcext:value-type="string">
            <text:p>ERAA.JK</text:p>
          </table:table-cell>
          <table:table-cell table:style-name="ce4" office:value-type="string" calcext:value-type="string">
            <text:p>Erajaya Swasembad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XCL</text:p>
          </table:table-cell>
          <table:table-cell table:style-name="ce1" table:formula="of:=CONCATENATE([.A11];&quot;.JK&quot;)" office:value-type="string" office:string-value="EXCL.JK" calcext:value-type="string">
            <text:p>EXCL.JK</text:p>
          </table:table-cell>
          <table:table-cell table:style-name="ce4" office:value-type="string" calcext:value-type="string">
            <text:p>XL Axiat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CBP</text:p>
          </table:table-cell>
          <table:table-cell table:style-name="ce1" table:formula="of:=CONCATENATE([.A12];&quot;.JK&quot;)" office:value-type="string" office:string-value="ICBP.JK" calcext:value-type="string">
            <text:p>ICBP.JK</text:p>
          </table:table-cell>
          <table:table-cell table:style-name="ce1" office:value-type="string" calcext:value-type="string">
            <text:p>Indofood CBP Sukses Makmur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CO</text:p>
          </table:table-cell>
          <table:table-cell table:style-name="ce1" table:formula="of:=CONCATENATE([.A13];&quot;.JK&quot;)" office:value-type="string" office:string-value="INCO.JK" calcext:value-type="string">
            <text:p>INCO.JK</text:p>
          </table:table-cell>
          <table:table-cell table:style-name="ce4" office:value-type="string" calcext:value-type="string">
            <text:p>Vale Indonesi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DF</text:p>
          </table:table-cell>
          <table:table-cell table:style-name="ce1" table:formula="of:=CONCATENATE([.A14];&quot;.JK&quot;)" office:value-type="string" office:string-value="INDF.JK" calcext:value-type="string">
            <text:p>INDF.JK</text:p>
          </table:table-cell>
          <table:table-cell table:style-name="ce4" office:value-type="string" calcext:value-type="string">
            <text:p>Indofood Sukses Makmur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DY</text:p>
          </table:table-cell>
          <table:table-cell table:style-name="ce1" table:formula="of:=CONCATENATE([.A15];&quot;.JK&quot;)" office:value-type="string" office:string-value="INDY.JK" calcext:value-type="string">
            <text:p>INDY.JK</text:p>
          </table:table-cell>
          <table:table-cell table:style-name="ce1" office:value-type="string" calcext:value-type="string">
            <text:p>Indika Energy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NTP</text:p>
          </table:table-cell>
          <table:table-cell table:style-name="ce1" table:formula="of:=CONCATENATE([.A16];&quot;.JK&quot;)" office:value-type="string" office:string-value="INTP.JK" calcext:value-type="string">
            <text:p>INTP.JK</text:p>
          </table:table-cell>
          <table:table-cell table:style-name="ce4" office:value-type="string" calcext:value-type="string">
            <text:p>Indocement Tunggal Prakars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TMG</text:p>
          </table:table-cell>
          <table:table-cell table:style-name="ce1" table:formula="of:=CONCATENATE([.A17];&quot;.JK&quot;)" office:value-type="string" office:string-value="ITMG.JK" calcext:value-type="string">
            <text:p>ITMG.JK</text:p>
          </table:table-cell>
          <table:table-cell table:style-name="ce4" office:value-type="string" calcext:value-type="string">
            <text:p>Indo Tambangraya Megah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PFA</text:p>
          </table:table-cell>
          <table:table-cell table:style-name="ce1" table:formula="of:=CONCATENATE([.A18];&quot;.JK&quot;)" office:value-type="string" office:string-value="JPFA.JK" calcext:value-type="string">
            <text:p>JPFA.JK</text:p>
          </table:table-cell>
          <table:table-cell table:style-name="ce1" office:value-type="string" calcext:value-type="string">
            <text:p>Japfa Comfeed Indonesi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SMR</text:p>
          </table:table-cell>
          <table:table-cell table:style-name="ce1" table:formula="of:=CONCATENATE([.A19];&quot;.JK&quot;)" office:value-type="string" office:string-value="JSMR.JK" calcext:value-type="string">
            <text:p>JSMR.JK</text:p>
          </table:table-cell>
          <table:table-cell table:style-name="ce4" office:value-type="string" calcext:value-type="string">
            <text:p>Jasa Marga (Persero)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LBF</text:p>
          </table:table-cell>
          <table:table-cell table:style-name="ce1" table:formula="of:=CONCATENATE([.A20];&quot;.JK&quot;)" office:value-type="string" office:string-value="KLBF.JK" calcext:value-type="string">
            <text:p>KLBF.JK</text:p>
          </table:table-cell>
          <table:table-cell table:style-name="ce1" office:value-type="string" calcext:value-type="string">
            <text:p>Kalbe Farm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PPF</text:p>
          </table:table-cell>
          <table:table-cell table:style-name="ce1" table:formula="of:=CONCATENATE([.A21];&quot;.JK&quot;)" office:value-type="string" office:string-value="LPPF.JK" calcext:value-type="string">
            <text:p>LPPF.JK</text:p>
          </table:table-cell>
          <table:table-cell table:style-name="ce1" office:value-type="string" calcext:value-type="string">
            <text:p>Matahari Department Store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TBA</text:p>
          </table:table-cell>
          <table:table-cell table:style-name="ce1" table:formula="of:=CONCATENATE([.A22];&quot;.JK&quot;)" office:value-type="string" office:string-value="PTBA.JK" calcext:value-type="string">
            <text:p>PTBA.JK</text:p>
          </table:table-cell>
          <table:table-cell table:style-name="ce1" office:value-type="string" calcext:value-type="string">
            <text:p>Bukit Asam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TPP</text:p>
          </table:table-cell>
          <table:table-cell table:style-name="ce1" table:formula="of:=CONCATENATE([.A23];&quot;.JK&quot;)" office:value-type="string" office:string-value="PTPP.JK" calcext:value-type="string">
            <text:p>PTPP.JK</text:p>
          </table:table-cell>
          <table:table-cell table:style-name="ce4" office:value-type="string" calcext:value-type="string">
            <text:p>PP (Persero)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MA</text:p>
          </table:table-cell>
          <table:table-cell table:style-name="ce1" table:formula="of:=CONCATENATE([.A24];&quot;.JK&quot;)" office:value-type="string" office:string-value="SCMA.JK" calcext:value-type="string">
            <text:p>SCMA.JK</text:p>
          </table:table-cell>
          <table:table-cell table:style-name="ce4" office:value-type="string" calcext:value-type="string">
            <text:p>Surya Citra Medi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MGR</text:p>
          </table:table-cell>
          <table:table-cell table:style-name="ce1" table:formula="of:=CONCATENATE([.A25];&quot;.JK&quot;)" office:value-type="string" office:string-value="SMGR.JK" calcext:value-type="string">
            <text:p>SMGR.JK</text:p>
          </table:table-cell>
          <table:table-cell table:style-name="ce4" office:value-type="string" calcext:value-type="string">
            <text:p>Semen Indonesia (Persero)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LKM</text:p>
          </table:table-cell>
          <table:table-cell table:style-name="ce1" table:formula="of:=CONCATENATE([.A26];&quot;.JK&quot;)" office:value-type="string" office:string-value="TLKM.JK" calcext:value-type="string">
            <text:p>TLKM.JK</text:p>
          </table:table-cell>
          <table:table-cell table:style-name="ce1" office:value-type="string" calcext:value-type="string">
            <text:p>Telekomunikasi Indonesia (Persero)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TR</text:p>
          </table:table-cell>
          <table:table-cell table:style-name="ce1" table:formula="of:=CONCATENATE([.A27];&quot;.JK&quot;)" office:value-type="string" office:string-value="UNTR.JK" calcext:value-type="string">
            <text:p>UNTR.JK</text:p>
          </table:table-cell>
          <table:table-cell table:style-name="ce4" office:value-type="string" calcext:value-type="string">
            <text:p>United Tractors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NVR</text:p>
          </table:table-cell>
          <table:table-cell table:style-name="ce1" table:formula="of:=CONCATENATE([.A28];&quot;.JK&quot;)" office:value-type="string" office:string-value="UNVR.JK" calcext:value-type="string">
            <text:p>UNVR.JK</text:p>
          </table:table-cell>
          <table:table-cell table:style-name="ce1" office:value-type="string" calcext:value-type="string">
            <text:p>Unilever Indonesia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KA</text:p>
          </table:table-cell>
          <table:table-cell table:style-name="ce1" table:formula="of:=CONCATENATE([.A29];&quot;.JK&quot;)" office:value-type="string" office:string-value="WIKA.JK" calcext:value-type="string">
            <text:p>WIKA.JK</text:p>
          </table:table-cell>
          <table:table-cell table:style-name="ce1" office:value-type="string" calcext:value-type="string">
            <text:p>Wijaya Karya (Persero) Tbk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SBP</text:p>
          </table:table-cell>
          <table:table-cell table:style-name="ce1" table:formula="of:=CONCATENATE([.A30];&quot;.JK&quot;)" office:value-type="string" office:string-value="WSBP.JK" calcext:value-type="string">
            <text:p>WSBP.JK</text:p>
          </table:table-cell>
          <table:table-cell table:style-name="ce4" office:value-type="string" calcext:value-type="string">
            <text:p>Waskita Beton Precast Tbk.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1"/>
      <number:text>.</number:text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 style:data-style-name="N2" text:time-value="21:34:16.324371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mpiran" style:display-name="PageStyle_Lampir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syil Hendra Saputra</meta:initial-creator>
    <meta:creation-date>2019-01-18T06:58:30</meta:creation-date>
    <dc:date>2019-08-24T21:35:03.317230026</dc:date>
    <meta:generator>LibreOffice/6.2.5.2$Linux_X86_64 LibreOffice_project/1ec314fa52f458adc18c4f025c545a4e8b22c159</meta:generator>
    <meta:editing-duration>PT1M46S</meta:editing-duration>
    <meta:editing-cycles>4</meta:editing-cycles>
    <meta:document-statistic meta:table-count="1" meta:cell-count="90" meta:object-count="0"/>
    <meta:user-defined meta:name="AppVersion">16.0300</meta:user-defined>
    <meta:user-defined meta:name="Company">HP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